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23d99c" officeooo:paragraph-rsid="0023d99c"/>
    </style:style>
    <style:style style:name="P2" style:family="paragraph" style:parent-style-name="Heading_20_1">
      <style:text-properties officeooo:rsid="0025cf4d" officeooo:paragraph-rsid="0025cf4d"/>
    </style:style>
    <style:style style:name="P3" style:family="paragraph" style:parent-style-name="Text_20_body" style:list-style-name="L1">
      <style:text-properties officeooo:rsid="0022c16c" officeooo:paragraph-rsid="0022c16c"/>
    </style:style>
    <style:style style:name="P4" style:family="paragraph" style:parent-style-name="Text_20_body" style:list-style-name="L2">
      <style:text-properties officeooo:rsid="0022c16c" officeooo:paragraph-rsid="0022c16c"/>
    </style:style>
    <style:style style:name="P5" style:family="paragraph" style:parent-style-name="Text_20_body" style:list-style-name="L3">
      <style:text-properties officeooo:rsid="0022c16c" officeooo:paragraph-rsid="0022c16c"/>
    </style:style>
    <style:style style:name="P6" style:family="paragraph" style:parent-style-name="Text_20_body" style:list-style-name="L4">
      <style:text-properties officeooo:rsid="0023d99c" officeooo:paragraph-rsid="0023d99c"/>
    </style:style>
    <style:style style:name="P7" style:family="paragraph" style:parent-style-name="Text_20_body" style:list-style-name="L5">
      <style:text-properties officeooo:rsid="0023d99c" officeooo:paragraph-rsid="0023d99c"/>
    </style:style>
    <style:style style:name="P8" style:family="paragraph" style:parent-style-name="Text_20_body" style:list-style-name="L6">
      <style:text-properties fo:font-weight="bold" officeooo:rsid="0023d99c" officeooo:paragraph-rsid="0023d99c" style:font-weight-asian="bold" style:font-weight-complex="bold"/>
    </style:style>
    <style:style style:name="P9" style:family="paragraph" style:parent-style-name="Text_20_body" style:list-style-name="L6">
      <style:text-properties fo:font-weight="bold" officeooo:rsid="002420bd" officeooo:paragraph-rsid="002420bd" style:font-weight-asian="bold" style:font-weight-complex="bold"/>
    </style:style>
    <style:style style:name="P10" style:family="paragraph" style:parent-style-name="Text_20_body" style:list-style-name="L7">
      <style:text-properties fo:font-weight="bold" officeooo:rsid="0024aaad" officeooo:paragraph-rsid="0024aaad" style:font-weight-asian="bold" style:font-weight-complex="bold"/>
    </style:style>
    <style:style style:name="P11" style:family="paragraph" style:parent-style-name="Text_20_body" style:list-style-name="L5">
      <style:text-properties officeooo:rsid="0023d99c" officeooo:paragraph-rsid="0023d99c" fo:background-color="#ffff00"/>
    </style:style>
    <style:style style:name="P12" style:family="paragraph" style:parent-style-name="Text_20_body" style:list-style-name="L4">
      <style:text-properties officeooo:rsid="0023d99c" officeooo:paragraph-rsid="0023d99c" fo:background-color="#ffff00"/>
    </style:style>
    <style:style style:name="P13" style:family="paragraph" style:parent-style-name="Text_20_body" style:list-style-name="L3">
      <style:text-properties officeooo:rsid="0022c16c" officeooo:paragraph-rsid="0022c16c" fo:background-color="#ffff00"/>
    </style:style>
    <style:style style:name="P14" style:family="paragraph" style:parent-style-name="Text_20_body" style:list-style-name="L2">
      <style:text-properties officeooo:rsid="0022c16c" officeooo:paragraph-rsid="0022c16c" fo:background-color="#ffff00"/>
    </style:style>
    <style:style style:name="P15" style:family="paragraph" style:parent-style-name="Text_20_body" style:list-style-name="L8">
      <style:text-properties officeooo:rsid="0025cf4d" officeooo:paragraph-rsid="0025cf4d"/>
    </style:style>
    <style:style style:name="P16" style:family="paragraph" style:parent-style-name="Title">
      <style:text-properties officeooo:rsid="001f8878" officeooo:paragraph-rsid="001f8878"/>
    </style:style>
    <style:style style:name="T1" style:family="text">
      <style:text-properties officeooo:rsid="0022c16c"/>
    </style:style>
    <style:style style:name="T2" style:family="text">
      <style:text-properties officeooo:rsid="0023d9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2420bd"/>
    </style:style>
    <style:style style:name="T7" style:family="text">
      <style:text-properties officeooo:rsid="0025cf4d"/>
    </style:style>
    <style:style style:name="T8" style:family="text">
      <style:text-properties officeooo:rsid="0025f56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hinese Civilization / <text:span text:style-name="T6">Dynasties</text:span></text:p>
      <text:list xml:id="list31554983" text:style-name="L1">
        <text:list-item>
          <text:p text:style-name="P3">Amiral Zheng He led large naval expeditions on behalf of the Ming Emperor in the early 1400s, reaching as far as East Africa and collecting tributes from major trading states.</text:p>
        </text:list-item>
        <text:list-item>
          <text:p text:style-name="P3">China may have successfully mapped Americas before Christopher <text:span text:style-name="T8">C</text:span>olumbus.</text:p>
        </text:list-item>
      </text:list>
      <text:h text:style-name="Heading_20_3" text:outline-level="3">Shang Dynasty <text:span text:style-name="T2">(1530-1027 BCE)</text:span></text:h>
      <text:list xml:id="list1736738212" text:style-name="L2">
        <text:list-item>
          <text:p text:style-name="P14">First dynasty to leave written records</text:p>
        </text:list-item>
        <text:list-item>
          <text:p text:style-name="P4">Built palaces, tombs and walls around cities</text:p>
        </text:list-item>
        <text:list-item>
          <text:p text:style-name="P4">Flood control techs and irrigation systems.</text:p>
        </text:list-item>
        <text:list-item>
          <text:p text:style-name="P4">Ancestor worship</text:p>
        </text:list-item>
        <text:list-item>
          <text:p text:style-name="P4">Sophisticated writing system development.</text:p>
        </text:list-item>
      </text:list>
      <text:h text:style-name="Heading_20_3" text:outline-level="3"><text:span text:style-name="T1">Zhou Dynasty (1027 – 256 BCE</text:span><text:span text:style-name="T2">)</text:span></text:h>
      <text:list xml:id="list1187711345" text:style-name="L3">
        <text:list-item>
          <text:p text:style-name="P5">Claimed the mandate of heaven</text:p>
        </text:list-item>
        <text:list-item>
          <text:p text:style-name="P5">Used the feudal system</text:p>
        </text:list-item>
        <text:list-item>
          <text:p text:style-name="P5">Started to use Iron tools and gear</text:p>
        </text:list-item>
        <text:list-item>
          <text:p text:style-name="P5">Introduction of coin</text:p>
        </text:list-item>
        <text:list-item>
          <text:p text:style-name="P13">After 771 BC, declines into the Warring States Period.</text:p>
        </text:list-item>
        <text:list-item>
          <text:p text:style-name="P5">Confucianism, Daoism and Legalism.</text:p>
        </text:list-item>
      </text:list>
      <text:h text:style-name="Heading_20_3" text:outline-level="3">Qin Dynasty (221 – 202 BCE)</text:h>
      <text:list xml:id="list2641157726" text:style-name="L4">
        <text:list-item>
          <text:p text:style-name="P12">All of china unified by <text:span text:style-name="T3">Qin Shi Hugandi</text:span></text:p>
        </text:list-item>
        <text:list-item>
          <text:p text:style-name="P6">Institues Legalism – Harsh taxes and punishments</text:p>
        </text:list-item>
        <text:list-item>
          <text:p text:style-name="P6">Centralized power (Autocracy)</text:p>
        </text:list-item>
        <text:list-item>
          <text:p text:style-name="P6">Built the great wall of China</text:p>
        </text:list-item>
      </text:list>
      <text:h text:style-name="Heading_20_3" text:outline-level="3">Han Dynasty (202 BCE – 220 CE)</text:h>
      <text:list xml:id="list81853278" text:style-name="L5">
        <text:list-item>
          <text:p text:style-name="P7">Powerful leaders (Liu, Bang and Wudi)</text:p>
        </text:list-item>
        <text:list-item>
          <text:p text:style-name="P11">Centralized power by less harsh rulers.</text:p>
        </text:list-item>
        <text:list-item>
          <text:p text:style-name="P7">Bueraucracy with civil service systems.</text:p>
        </text:list-item>
        <text:list-item>
          <text:p text:style-name="P7">Confucianism</text:p>
        </text:list-item>
        <text:list-item>
          <text:p text:style-name="P7">Silk road trade with the Roman Empire and Middle East.</text:p>
        </text:list-item>
        <text:list-item>
          <text:p text:style-name="P7"><text:soft-page-break/>Invention of paper</text:p>
        </text:list-item>
      </text:list>
      <text:h text:style-name="P1" text:outline-level="1">Modern Dynasties</text:h>
      <text:list xml:id="list3257233529" text:style-name="L7">
        <text:list-item>
          <text:p text:style-name="P10">Sui Dynasty (589 – 618): <text:span text:style-name="T4">Reunified China after several centauries of civil discord and decline.</text:span></text:p>
        </text:list-item>
      </text:list>
      <text:list xml:id="list1692632966" text:style-name="L6">
        <text:list-item>
          <text:p text:style-name="P8">Tang Dynasty (618 – 907): <text:span text:style-name="T4">Revived Confucianism, aristocratic government. Golden age of Chinese arts and culture.</text:span></text:p>
          <text:list>
            <text:list-item>
              <text:p text:style-name="P8"><text:span text:style-name="T4">Revived trade along the silk road – Traded silk, porcelain, jade and paper for cotton, horses, ivory and spices.</text:span></text:p>
            </text:list-item>
            <text:list-item>
              <text:p text:style-name="P8"><text:span text:style-name="T4">Sea trade began to replace land trade.</text:span></text:p>
            </text:list-item>
          </text:list>
        </text:list-item>
        <text:list-item>
          <text:p text:style-name="P8">Song Dynasty (960 – 1279): <text:span text:style-name="T4">Introduced elements of Buddhism and Daoism into government. Bureaucracy opened up to lower class through </text:span><text:span text:style-name="T5">meritocracy.</text:span></text:p>
          <text:list>
            <text:list-item>
              <text:p text:style-name="P8"><text:span text:style-name="T4">Meritocracy – Holding of power by people based on ability.</text:span></text:p>
            </text:list-item>
            <text:list-item>
              <text:p text:style-name="P8"><text:span text:style-name="T4">Shaped China for modern times, and great social and economic change.</text:span></text:p>
            </text:list-item>
          </text:list>
        </text:list-item>
        <text:list-item>
          <text:p text:style-name="P8">Yuan Dynasty (1279 – 1368): <text:span text:style-name="T4">Mongol rules have taken over china and abilished the civil service system and valued foreigners above Chinese culture. Fighting inside the empire lead to the fall of the Dynasty.</text:span></text:p>
          <text:list>
            <text:list-item>
              <text:p text:style-name="P8"><text:span text:style-name="T4">Lead by Kublai Khan, founded by Genghis Khan.</text:span></text:p>
            </text:list-item>
            <text:list-item>
              <text:p text:style-name="P9"><text:span text:style-name="T4">Both land and sea trade thrived under mongol rule. </text:span></text:p>
            </text:list-item>
            <text:list-item>
              <text:p text:style-name="P9"><text:span text:style-name="T4">Foreign trade was welcome, such as Marco Polo.</text:span></text:p>
            </text:list-item>
          </text:list>
        </text:list-item>
        <text:list-item>
          <text:p text:style-name="P8">Ming Dynasty (1368 – 1644): <text:span text:style-name="T4">Re-established civil system based on meritocracy but failed to promote new ideas in science and looked down in business interests.</text:span></text:p>
          <text:list>
            <text:list-item>
              <text:p text:style-name="P9"><text:span text:style-name="T4">Sea voyages explored as far as East Africa and collected tributes from East African states.</text:span></text:p>
            </text:list-item>
          </text:list>
        </text:list-item>
      </text:list>
      <text:h text:style-name="P2" text:outline-level="1">Economy and Society Accomplishments</text:h>
      <text:list xml:id="list1239821682" text:style-name="L8">
        <text:list-item>
          <text:p text:style-name="P15">Chinese cities grew to over 1 million in size, having the highest living standard in the world by 1300.</text:p>
        </text:list-item>
        <text:list-item>
          <text:p text:style-name="P15">Rise of merchant class, fueled by use of canals and currencies.</text:p>
        </text:list-item>
        <text:list-item>
          <text:p text:style-name="P15">Song dynasty encouraged rise of rice cultivation in the southern regions by using plows, pumps and fertilizers. </text:p>
          <text:list>
            <text:list-item>
              <text:p text:style-name="P15">Population rose upwards of 100 million peop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2c16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9:36:25.836865210</meta:creation-date>
    <meta:editing-cycles>5</meta:editing-cycles>
    <meta:editing-duration>PT11M47S</meta:editing-duration>
    <dc:date>2023-04-27T10:21:00.175529272</dc:date>
    <meta:generator>LibreOffice/7.3.7.2$Linux_X86_64 LibreOffice_project/30$Build-2</meta:generator>
    <meta:document-statistic meta:table-count="0" meta:image-count="0" meta:object-count="0" meta:page-count="2" meta:paragraph-count="47" meta:word-count="465" meta:character-count="2752" meta:non-whitespace-character-count="2361"/>
  </office:meta>
</office:document-meta>
</file>